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iskAssessment" style:family="table">
      <style:table-properties style:width="17.013cm" fo:margin-left="0cm" fo:margin-right="-0.012cm" table:align="margins"/>
    </style:style>
    <style:style style:name="RiskAssessment.A" style:family="table-column">
      <style:table-column-properties style:column-width="3.916cm" style:rel-column-width="2220*"/>
    </style:style>
    <style:style style:name="RiskAssessment.B" style:family="table-column">
      <style:table-column-properties style:column-width="4.207cm" style:rel-column-width="2385*"/>
    </style:style>
    <style:style style:name="RiskAssessment.D" style:family="table-column">
      <style:table-column-properties style:column-width="2.434cm" style:rel-column-width="1380*"/>
    </style:style>
    <style:style style:name="RiskAssessment.E" style:family="table-column">
      <style:table-column-properties style:column-width="2.249cm" style:rel-column-width="1275*"/>
    </style:style>
    <style:style style:name="RiskAssessment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RiskAssessment.E1" style:family="table-cell">
      <style:table-cell-properties fo:background-color="#83caff" fo:padding="0.097cm" fo:border="0.002cm solid #000000">
        <style:background-image/>
      </style:table-cell-properties>
    </style:style>
    <style:style style:name="RiskAssessment.A2" style:family="table-cell">
      <style:table-cell-properties fo:padding="0.097cm" fo:border-left="0.002cm solid #000000" fo:border-right="none" fo:border-top="none" fo:border-bottom="0.002cm solid #000000"/>
    </style:style>
    <style:style style:name="RiskAssessmen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style:font-name="Arial"/>
    </style:style>
    <style:style style:name="P3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background-color="#ffff99">
        <style:background-image/>
      </style:paragraph-properties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background-color="#ff6600">
        <style:background-image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Risk Assessment</text:p>
      <table:table table:name="RiskAssessment" table:style-name="RiskAssessment">
        <table:table-column table:style-name="RiskAssessment.A"/>
        <table:table-column table:style-name="RiskAssessment.B" table:number-columns-repeated="2"/>
        <table:table-column table:style-name="RiskAssessment.D"/>
        <table:table-column table:style-name="RiskAssessment.E"/>
        <table:table-header-rows>
          <table:table-row>
            <table:table-cell table:style-name="RiskAssessment.A1" office:value-type="string">
              <text:p text:style-name="P2"><text:span text:style-name="T2">Risk</text:span></text:p>
            </table:table-cell>
            <table:table-cell table:style-name="RiskAssessment.A1" office:value-type="string">
              <text:p text:style-name="P2"><text:span text:style-name="T2">Response Strategy</text:span></text:p>
            </table:table-cell>
            <table:table-cell table:style-name="RiskAssessment.A1" office:value-type="string">
              <text:p text:style-name="P2"><text:span text:style-name="T2">Objectives</text:span></text:p>
            </table:table-cell>
            <table:table-cell table:style-name="RiskAssessment.A1" office:value-type="string">
              <text:p text:style-name="P2"><text:span text:style-name="T2">Likelihood</text:span></text:p>
            </table:table-cell>
            <table:table-cell table:style-name="RiskAssessment.E1" office:value-type="string">
              <text:p text:style-name="P2"><text:span text:style-name="T2">Impact</text:span></text:p>
            </table:table-cell>
          </table:table-row>
        </table:table-header-rows>
        <table:table-row>
          <table:table-cell table:style-name="RiskAssessment.A2" office:value-type="string">
            <text:p text:style-name="P2"><text:span text:style-name="T2">Not completing inventory management system (IMS) for deadline.</text:span></text:p>
          </table:table-cell>
          <table:table-cell table:style-name="RiskAssessment.A2" office:value-type="string">
            <text:p text:style-name="P2"><text:span text:style-name="T2">Work in agile method, set/keep pace with goals/milestones. Review progress each week.</text:span></text:p>
          </table:table-cell>
          <table:table-cell table:style-name="RiskAssessment.A2" office:value-type="string">
            <text:p text:style-name="P1">Keep on track, maintain steady effort &amp; complete project on time.</text:p>
            <text:p text:style-name="P4"/>
          </table:table-cell>
          <table:table-cell table:style-name="RiskAssessment.A2" office:value-type="string">
            <text:p text:style-name="P6">Low</text:p>
          </table:table-cell>
          <table:table-cell table:style-name="RiskAssessment.E2" office:value-type="string">
            <text:p text:style-name="P7">High</text:p>
          </table:table-cell>
        </table:table-row>
        <table:table-row>
          <table:table-cell table:style-name="RiskAssessment.A2" office:value-type="string">
            <text:p text:style-name="P5">IMS not adequate for project needs/requirements.</text:p>
          </table:table-cell>
          <table:table-cell table:style-name="RiskAssessment.A2" office:value-type="string">
            <text:p text:style-name="P5">Plan database prior to creation, ensure it contains sufficient tables, fields &amp; objects.</text:p>
          </table:table-cell>
          <table:table-cell table:style-name="RiskAssessment.A2" office:value-type="string">
            <text:p text:style-name="P5">Database stores adequate data in proper schema for film store purpose.</text:p>
          </table:table-cell>
          <table:table-cell table:style-name="RiskAssessment.A2" office:value-type="string">
            <text:p text:style-name="P6">Low</text:p>
          </table:table-cell>
          <table:table-cell table:style-name="RiskAssessment.E2" office:value-type="string">
            <text:p text:style-name="P7">High</text:p>
          </table:table-cell>
        </table:table-row>
        <table:table-row>
          <table:table-cell table:style-name="RiskAssessment.A2" office:value-type="string">
            <text:p text:style-name="P5">Java code cannot perform required actions in user stories.</text:p>
          </table:table-cell>
          <table:table-cell table:style-name="RiskAssessment.A2" office:value-type="string">
            <text:p text:style-name="P5">Review code for errors, bugs &amp; exceptions. Use a test-driven development strategy to catch &amp; resolve issues early. Consider a minimum viable product if else fails.</text:p>
          </table:table-cell>
          <table:table-cell table:style-name="RiskAssessment.A2" office:value-type="string">
            <text:p text:style-name="P5">Deliver working Java code for IMS user stories.</text:p>
          </table:table-cell>
          <table:table-cell table:style-name="RiskAssessment.A2" office:value-type="string">
            <text:p text:style-name="P8">Moderate</text:p>
          </table:table-cell>
          <table:table-cell table:style-name="RiskAssessment.E2" office:value-type="string">
            <text:p text:style-name="P7">High</text:p>
          </table:table-cell>
        </table:table-row>
        <table:table-row>
          <table:table-cell table:style-name="RiskAssessment.A2" office:value-type="string">
            <text:p text:style-name="P5">Orders allowed for products by customers whos age &lt; age rating.</text:p>
          </table:table-cell>
          <table:table-cell table:style-name="RiskAssessment.A2" office:value-type="string">
            <text:p text:style-name="P5">Once initial <text:s/>minimum requirement is met, implement code that restricts orders of age restricted films for underage customers.</text:p>
          </table:table-cell>
          <table:table-cell table:style-name="RiskAssessment.A2" office:value-type="string">
            <text:p text:style-name="P5">To keep business to BBFC standards.</text:p>
          </table:table-cell>
          <table:table-cell table:style-name="RiskAssessment.A2" office:value-type="string">
            <text:p text:style-name="P8">Moderate</text:p>
          </table:table-cell>
          <table:table-cell table:style-name="RiskAssessment.E2" office:value-type="string">
            <text:p text:style-name="P6">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ena S</meta:initial-creator>
    <meta:creation-date>2020-05-01T00:46:36.39</meta:creation-date>
    <meta:document-statistic meta:table-count="1" meta:image-count="0" meta:object-count="0" meta:page-count="1" meta:paragraph-count="26" meta:word-count="155" meta:character-count="1009"/>
    <dc:date>2020-05-01T00:57:13.35</dc:date>
    <dc:creator>Helena S</dc:creator>
    <meta:editing-duration>PT10M37S</meta:editing-duration>
    <meta:editing-cycles>1</meta:editing-cycles>
    <meta:generator>OpenOffice/4.1.7$Win32 OpenOffice.org_project/417m1$Build-9800</meta:generator>
  </office:meta>
</office:document-meta>
</file>